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4pt"/>
    </style:style>
    <style:style style:name="P2" style:family="paragraph" style:parent-style-name="Heading_20_3">
      <style:text-properties fo:color="#333333" fo:font-size="14pt"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/>
    </style:style>
    <style:style style:name="P5" style:family="paragraph" style:parent-style-name="Text_20_body">
      <style:paragraph-properties fo:text-align="start" style:justify-single-word="false"/>
      <style:text-properties fo:font-size="14pt"/>
    </style:style>
    <style:style style:name="P6" style:family="paragraph" style:parent-style-name="Text_20_body">
      <style:text-properties fo:font-size="14pt" fo:language="en" fo:country="US"/>
    </style:style>
    <style:style style:name="P7" style:family="paragraph" style:parent-style-name="Text_20_body">
      <style:text-properties fo:color="#333333" fo:font-size="14pt" fo:language="en" fo:country="US"/>
    </style:style>
    <style:style style:name="P8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ize="14pt"/>
    </style:style>
    <style:style style:name="T3" style:family="text">
      <style:text-properties fo:font-size="14pt" fo:font-weight="bold"/>
    </style:style>
    <style:style style:name="T4" style:family="text">
      <style:text-properties fo:font-size="14pt" fo:language="en" fo:country="US"/>
    </style:style>
    <style:style style:name="T5" style:family="text">
      <style:text-properties fo:font-size="14pt" officeooo:rsid="0017455c"/>
    </style:style>
    <style:style style:name="T6" style:family="text">
      <style:text-properties fo:language="es" fo:country="ES"/>
    </style:style>
    <style:style style:name="T7" style:family="text">
      <style:text-properties fo:font-variant="normal" fo:text-transform="none" fo:color="#ef4540" style:font-name="Helvetica" fo:font-size="14pt" fo:letter-spacing="normal" fo:font-style="normal" fo:font-weight="normal"/>
    </style:style>
    <style:style style:name="T8" style:family="text">
      <style:text-properties fo:color="#0000ff" fo:font-size="14pt"/>
    </style:style>
    <style:style style:name="T9" style:family="text">
      <style:text-properties officeooo:rsid="0017455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yui_3_17_2_1_1624026926134_1436"/>The following videos on consumer price index, inflation and the labor market correspond to part of the didactic material of "Departamento Administrativo Nacional de Estadística - DANE"  and "Banco de la República (Colombia)", on economic education, that can be consulted in:</text:p>
      <text:p text:style-name="P3"><text:bookmark text:name="yui_3_17_2_1_1624026926134_1437"/><text:bookmark text:name="yui_3_17_2_1_1624026926134_1438"/><text:a xlink:type="simple" xlink:href="https://www.youtube.com/user/DaneColombia/featured" office:target-frame-name="_blank" xlink:show="new" text:style-name="Internet_20_link" text:visited-style-name="Visited_20_Internet_20_Link"><text:span text:style-name="T1">https://www.youtube.com/user/DaneColombia/featured</text:span></text:a></text:p>
      <text:p text:style-name="P3"><text:a xlink:type="simple" xlink:href="https://www.youtube.com/user/BancoRepublica/featured" text:style-name="Internet_20_link" text:visited-style-name="Visited_20_Internet_20_Link"><text:span text:style-name="T1">https://www.youtube.com/user/BancoRepublica/featured</text:span></text:a></text:p>
      <text:p text:style-name="Text_20_body">In that way you can complement what you have learned about the consumer price index, inflation and the labor market. The videos answer the following concerns:</text:p>
      <text:p text:style-name="P14">Video 1: What is the Consumer Price Index - CPI (Indice de Precio al Consumidor - IPC in spanish)?  </text:p>
      <text:p text:style-name="Text_20_body"><text:a xlink:type="simple" xlink:href="https://youtu.be/rSwdsNCs8xM" office:target-frame-name="_blank" xlink:show="new" text:style-name="Internet_20_link" text:visited-style-name="Visited_20_Internet_20_Link"><text:span text:style-name="T1">https://youtu.be/rSwdsNCs8xM</text:span></text:a></text:p>
      <text:p text:style-name="P14">Video 2: What is inflation?</text:p>
      <text:p text:style-name="Text_20_body"><text:a xlink:type="simple" xlink:href="https://youtu.be/gkDQGribCfc" office:target-frame-name="_blank" xlink:show="new" text:style-name="Internet_20_link" text:visited-style-name="Visited_20_Internet_20_Link"><text:span text:style-name="T1">https://youtu.be/gkDQGribCfc</text:span></text:a></text:p>
      <text:p text:style-name="P14">Video 3: Causes of inflation</text:p>
      <text:p text:style-name="Text_20_body"><text:a xlink:type="simple" xlink:href="https://youtu.be/_DpyCXNiY7E" office:target-frame-name="_blank" xlink:show="new" text:style-name="Internet_20_link" text:visited-style-name="Visited_20_Internet_20_Link"><text:span text:style-name="T1">https://youtu.be/_DpyCXNiY7E</text:span></text:a></text:p>
      <text:p text:style-name="P14">Video 4: Why it is important to control inflation? </text:p>
      <text:p text:style-name="Text_20_body"><text:a xlink:type="simple" xlink:href="https://youtu.be/spuiE5I-6bY" office:target-frame-name="_blank" xlink:show="new" text:style-name="Internet_20_link" text:visited-style-name="Visited_20_Internet_20_Link"><text:span text:style-name="T1">https://youtu.be/spuiE5I-6bY</text:span></text:a></text:p>
      <text:p text:style-name="P14">Video 5: How is inflation measured?</text:p>
      <text:p text:style-name="Text_20_body"><text:a xlink:type="simple" xlink:href="https://youtu.be/_YFMhtvw1CE" office:target-frame-name="_blank" xlink:show="new" text:style-name="Internet_20_link" text:visited-style-name="Visited_20_Internet_20_Link"><text:span text:style-name="T1">https://youtu.be/_YFMhtvw1CE</text:span></text:a></text:p>
      <text:p text:style-name="P14">Video 6: How is the labor market measured in Colombia?</text:p>
      <text:p text:style-name="Text_20_body"><text:a xlink:type="simple" xlink:href="https://youtu.be/e8L0UtEXKvQ" office:target-frame-name="_blank" xlink:show="new" text:style-name="Internet_20_link" text:visited-style-name="Visited_20_Internet_20_Link"><text:span text:style-name="T1">https://youtu.be/e8L0UtEXKvQ</text:span></text:a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9:35:42.309414546</dc:date>
    <meta:editing-duration>PT39M1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29" meta:character-count="997" meta:non-whitespace-character-count="880"/>
  </office:meta>
</office:document-meta>
</file>